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3">
      <style:text-properties fo:color="#000000" loext:opacity="100%" fo:font-size="12pt" fo:font-weight="normal" officeooo:rsid="0034f16b" officeooo:paragraph-rsid="0034f16b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color="#000000" loext:opacity="100%" fo:font-size="12pt" fo:font-weight="normal" officeooo:rsid="003a1a0b" officeooo:paragraph-rsid="003a1a0b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3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4">
      <style:text-properties fo:color="#000000" loext:opacity="100%" fo:font-size="12pt" fo:font-weight="normal" officeooo:rsid="003a83d2" officeooo:paragraph-rsid="003a83d2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text-properties fo:color="#000000" loext:opacity="100%" fo:font-size="12pt" fo:font-weight="bold" officeooo:rsid="00332ec2" officeooo:paragraph-rsid="00332ec2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3a1a0b"/>
    </style:style>
    <style:style style:name="T3" style:family="text">
      <style:text-properties officeooo:rsid="000db0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249a7"/>
    </style:style>
    <style:style style:name="T6" style:family="text">
      <style:text-properties officeooo:rsid="00332ec2"/>
    </style:style>
    <style:style style:name="T7" style:family="text">
      <style:text-properties officeooo:rsid="003a1a0b"/>
    </style:style>
    <style:style style:name="T8" style:family="text">
      <style:text-properties officeooo:rsid="003a83d2"/>
    </style:style>
    <style:style style:name="T9" style:family="text">
      <style:text-properties style:text-position="0% 100%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5">0</text:span><text:span text:style-name="T8">7</text:span><text:span text:style-name="T2">th</text:span><text:span text:style-name="T6"> </text:span><text:span text:style-name="T5">April,</text:span> 202<text:span text:style-name="T3">1</text:span></text:p>
      <text:p text:style-name="P3"/>
      <text:p text:style-name="P4"/>
      <text:list xml:id="list1487489868" text:style-name="L1">
        <text:list-item>
          <text:p text:style-name="P7"><text:span text:style-name="T4">Internal meeting with team:</text:span><text:tab/></text:p>
          <text:list>
            <text:list-item>
              <text:list>
                <text:list-item>
                  <text:p text:style-name="P8">Checked upon each other’s task status. </text:p>
                </text:list-item>
                <text:list-item>
                  <text:p text:style-name="P8">Decided the tasks that needs to be completed today on priority basis.</text:p>
                </text:list-item>
                <text:list-item>
                  <text:p text:style-name="P9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list xml:id="list1037855927" text:style-name="L2">
        <text:list-header>
          <text:p text:style-name="P10"/>
        </text:list-header>
      </text:list>
      <text:list xml:id="list2430608925" text:style-name="L3">
        <text:list-item>
          <text:p text:style-name="P11"><text:span text:style-name="T4">Session</text:span>:</text:p>
          <text:list>
            <text:list-item>
              <text:list>
                <text:list-item>
                  <text:p text:style-name="P12">Got few updates on the upcoming project.</text:p>
                </text:list-item>
                <text:list-item>
                  <text:p text:style-name="P12"><text:s/><text:span text:style-name="T7">Discussed difference between Solution Architect and Technical Architect.</text:span></text:p>
                </text:list-item>
                <text:list-item>
                  <text:p text:style-name="P13">Got important point on how we can improve and use right selection of words while introducing ourselves.</text:p>
                </text:list-item>
                <text:list-item>
                  <text:p text:style-name="P14">Discussion on automotive industry.</text:p>
                </text:list-item>
              </text:list>
            </text:list-item>
          </text:list>
        </text:list-item>
      </text:list>
      <text:p text:style-name="P6"/>
      <text:list xml:id="list2041583623" text:style-name="L4">
        <text:list-item>
          <text:p text:style-name="P16">Call With Harshil:</text:p>
          <text:list>
            <text:list-item>
              <text:list>
                <text:list-item>
                  <text:p text:style-name="P15">Harshil showed and explained the 4<text:span text:style-name="T1">th</text:span> workshop for Multifleet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07T19:00:38.989000000</dc:date>
    <meta:editing-duration>PT3H35M9S</meta:editing-duration>
    <meta:editing-cycles>2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4" meta:word-count="113" meta:character-count="768" meta:non-whitespace-character-count="572"/>
  </office:meta>
</office:document-meta>
</file>